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6000000DF30B3817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="hidden" draw:shadow-color="#0000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="hidden" draw:shadow-color="#00007d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fo:min-height="3.56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efault-outline1">
      <style:graphic-properties fo:min-height="10.545cm"/>
    </style:style>
    <style:style style:name="pr7" style:family="presentation" style:parent-style-name="Default-title">
      <style:graphic-properties fo:min-height="6.7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ffffff" fo:font-family="Verdana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ntelliGrape Softwa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p text:style-name="P1"><text:span text:style-name="T1">Services</text:span></text:p>
          </draw:text-box>
        </draw:frame>
        <draw:custom-shape draw:style-name="gr1" draw:text-style-name="P2" draw:layer="layout" svg:width="16.722cm" svg:height="4.868cm" svg:x="8.678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Agenda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What are Services?</text:p>
              </text:list-item>
              <text:list-item>
                <text:p>Where Services fit in MVC?</text:p>
              </text:list-item>
              <text:list-item>
                <text:p>Role of Service Layer</text:p>
              </text:list-item>
              <text:list-item>
                <text:p>How to use Services?</text:p>
              </text:list-item>
              <text:list-item>
                <text:p>What happens behind the scenes?</text:p>
              </text:list-item>
              <text:list-item>
                <text:p>Transactional Behaviour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ervices</text:p>
          </draw:text-box>
        </draw:frame>
        <draw:frame presentation:style-name="pr6" draw:layer="layout" svg:width="22.86cm" svg:height="10.795cm" svg:x="1.27cm" svg:y="5.502cm" presentation:class="outline">
          <draw:text-box>
            <text:list text:style-name="L2">
              <text:list-item>
                <text:p>A service is a class that holds one or more methods that implement business logic.</text:p>
              </text:list-item>
              <text:list-item>
                <text:p>Logically connected parts of a business logic are contained in one servic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ervic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are demarcated by transactions to make units of work atomic on the persistence level(like Databases).</text:p>
              </text:list-item>
              <text:list-item>
                <text:p>All services are transactional by defaul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Where Service fits in MVC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 xml:id="id1" text:id="id1">View = GSPs</text:p>
              </text:list-item>
              <text:list-item>
                <text:p xml:id="id2" text:id="id2">Controllers = Grails Controllers</text:p>
              </text:list-item>
              <text:list-item>
                <text:p xml:id="id3" text:id="id3">Model = Domain Only?</text:p>
              </text:list-item>
              <text:list-item>
                <text:p xml:id="id4" text:id="id4">Model = Domain + Servic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1" anim:sub-item="text" smil:attributeName="visibility" smil:to="visibl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2" anim:sub-item="text" smil:attributeName="visibility" smil:to="visibl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3" anim:sub-item="text" smil:attributeName="visibility" smil:to="visibl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4" anim:sub-item="text" smil:attributeName="visibility" smil:to="visibl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Role of Service Lay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Ideally, all the business logic should be written in this layer.</text:p>
              </text:list-item>
              <text:list-item>
                <text:p>Logic that requires transactional behavior</text:p>
              </text:list-item>
              <text:list-item>
                <text:p>Use cases which operate on multiple domain classes</text:p>
              </text:list-item>
              <text:list-item>
                <text:p>Certain use cases are best encapsulated outside a domain clas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How to create Servic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<text:s/><text:span text:style-name="T2">grails create-service pkg.simple</text:span></text:p>
                <text:p>It will create a service at the location <text:span text:style-name="T3">grails-app/services/pkg/SimpleService.groovy</text:span></text:p>
                <text:p><text:span text:style-name="T3"/></text:p>
              </text:list-item>
              <text:list-item>
                <text:p>A service's name ends with the convention Service</text:p>
                <text:p><text:span text:style-name="T2">class SimpleService {</text:span><text:span text:style-name="T2"><text:tab/>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Using Services in Controller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Grails services can be injected by name into a controller. </text:p>
                <text:p/>
                <text:p>class SimpleController {</text:p>
                <text:p><text:s text:c="4"/>def simpleService</text:p>
                <text:p><text:s text:c="4"/>...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Using a Service in anoth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can be injected into another service.</text:p>
                <text:p/>
                <text:p>class AnotherService {</text:p>
                <text:p>def simpleService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Using Services in Domai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can be even inject into domain classes.</text:p>
                <text:p/>
                <text:p>class Book {<text:tab/></text:p>
                <text:p>…</text:p>
                <text:p>def bookService</text:p>
                <text:p/>
                <text:p><text:s text:c="3"/>def buyBook() {</text:p>
                <text:p><text:s text:c="7"/>bookService.buyBook(this)</text:p>
                <text:p><text:s text:c="3"/>}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pendency Injectio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pring has a concept called autowiring</text:p>
              </text:list-item>
              <text:list-item>
                <text:p>Dependencies are injected based on name or type</text:p>
              </text:list-item>
              <text:list-item>
                <text:p>By default grails supports autowiring by name</text:p>
              </text:list-item>
              <text:list-item>
                <text:p>Any spring bean in a grails application can be access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ingleton Class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Only one instance of a service class exists</text:p>
              </text:list-item>
              <text:list-item>
                <text:p>This can be overridden</text:p>
              </text:list-item>
              <text:list-item>
                <text:p>This means no Instance variab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Transactions</text:p>
          </draw:text-box>
        </draw:frame>
        <draw:frame presentation:style-name="pr4" draw:layer="layout" svg:width="22.86cm" svg:height="12.573cm" svg:x="1.1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5" text:id="id5">Atomicity</text:p>
              </text:list-item>
              <text:list-item>
                <text:p xml:id="id6" text:id="id6">Consistency</text:p>
              </text:list-item>
              <text:list-item>
                <text:p xml:id="id7" text:id="id7">Isolation</text:p>
              </text:list-item>
              <text:list-item>
                <text:p xml:id="id8" text:id="id8">Durability</text:p>
              </text:list-item>
              <text:list-item>
                <text:p xml:id="id9" text:id="id9">If an exception occurs, the events that occurred before should be rolled 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clarative Transaction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All services have transaction demarcation enabled by default </text:p>
                <text:p>class SimpleService {</text:p>
                <text:p><text:s text:c="4"/>static transactional = true</text:p>
                <text:p>}</text:p>
              </text:list-item>
              <text:list-item>
                <text:p>To disable it, simply set the transactional property to fals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clarative Transactions...</text:p>
          </draw:text-box>
        </draw:frame>
        <draw:frame presentation:style-name="pr4" draw:layer="layout" svg:width="22.86cm" svg:height="12.573cm" svg:x="1.27cm" svg:y="5.502cm" presentation:class="outline" presentation:user-transformed="true">
          <draw:text-box>
            <text:list text:style-name="L2">
              <text:list-item>
                <text:p>Once the declaration is done, Spring works behind the scenes to configure the runtime</text:p>
              </text:list-item>
              <text:list-item>
                <text:p>Concentrate on the business logic</text:p>
              </text:list-item>
              <text:list-item>
                <text:p>For fine grained control, set it to false and use alternatives..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5cm" svg:y="1.679cm" presentation:class="title" presentation:user-transformed="true">
          <draw:text-box>
            <text:p>Conditions for Transactional Behaviour</text:p>
          </draw:text-box>
        </draw:frame>
        <draw:frame presentation:style-name="pr4" draw:layer="layout" svg:width="22.86cm" svg:height="12.573cm" svg:x="1.5cm" svg:y="6.477cm" presentation:class="outline" presentation:user-transformed="true">
          <draw:text-box>
            <text:list text:style-name="L2">
              <text:list-item>
                <text:p>Rollback on RuntimeException <text:span text:style-name="T4">ONLY</text:span></text:p>
              </text:list-item>
              <text:list-item>
                <text:p><text:span text:style-name="T5">Use SQL dialects that support Transactions</text:span></text:p>
              </text:list-item>
              <text:list-item>
                <text:p><text:span text:style-name="T5">For eg, with Mysql, use InnoDBDialec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Alternatives for Transaction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withTransaction closure</text:p>
              </text:list-item>
              <text:list-item>
                <text:p>Using transaction annotation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cm" svg:height="7cm" svg:x="0.4cm" svg:y="5cm" presentation:class="title" presentation:user-transformed="true">
          <draw:text-box>
            <text:p text:style-name="P3">Resources<text:line-break/><text:line-break/><text:span text:style-name="T6">git@intelligrape-git.com:vivek-krishna/Grails-Services-Sample.git </text:span></text:p>
          </draw:text-box>
        </draw:frame>
        <draw:frame draw:style-name="gr3" draw:text-style-name="P4" draw:layer="layout" svg:width="24cm" svg:height="1.098cm" svg:x="1cm" svg:y="11.5cm">
          <draw:text-box>
            <text:p><text:span text:style-name="T7">http://www.grails.org/doc/latest/guide/8.%20The%20Service%20Layer.html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2.86cm" svg:height="3.821cm" svg:x="1.64cm" svg:y="7.5cm" presentation:class="title" presentation:user-transformed="true">
          <draw:text-box>
            <text:p text:style-name="P3">Questions ?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solid" draw:fill-color="#000080" draw:textarea-horizontal-align="center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2" style:family="presentation" style:parent-style-name="Default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00007d"/>
    </style:style>
    <style:style style:name="Mpr4" style:family="presentation" style:parent-style-name="Title1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5" style:family="presentation" style:parent-style-name="Title1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style:writing-mode="tb-rl"/>
    </style:style>
    <style:style style:name="MP8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g>
        <draw:custom-shape draw:style-name="Mgr3" draw:text-style-name="MP5" draw:layer="backgroundobjects" svg:width="0.588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17.987cm" svg:height="0.763cm" svg:x="0.85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4cm" svg:height="0.392cm" svg:x="0.844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7cm" svg:height="0.384cm" svg:x="1.128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7cm" svg:height="0.392cm" svg:x="1.12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1cm" svg:height="0.384cm" svg:x="0.565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0.29cm" svg:height="0.384cm" svg:x="0.271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4cm" svg:height="0.384cm" svg:x="0.844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1cm" svg:height="0.379cm" svg:x="0.565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1.049cm" svg:x="1.27cm" svg:y="5.502cm" presentation:class="outlin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p text:style-name="MP6"><text:span text:style-name="MT2"><presentation:date-time/></text:span></text:p>
        </draw:text-box>
      </draw:frame>
      <draw:custom-shape draw:name="Rectangle 8" draw:style-name="Mgr8" draw:text-style-name="MP7" draw:layer="backgroundobjects" svg:width="19.05cm" svg:height="0.207cm" draw:transform="rotate (-1.5707963267949) translate (0.206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8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4" draw:text-style-name="MP6" draw:layer="backgroundobjects" svg:width="5.927cm" svg:height="1.271cm" svg:x="1.269cm" svg:y="17.35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custom-shape draw:name="Rectangle 8" draw:style-name="Mgr8" draw:text-style-name="MP7" draw:layer="backgroundobjects" svg:width="19.05cm" svg:height="0.207cm" draw:transform="rotate (-1.5707963267949) translate (0.206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0-01-18T14:54:07</meta:creation-date>
    <meta:editing-cycles>77</meta:editing-cycles>
    <meta:editing-duration>PT16H5M34S</meta:editing-duration>
    <meta:generator>LibreOffice/3.6$Linux_X86_64 LibreOffice_project/360m1$Build-2</meta:generator>
    <dc:date>2013-01-22T18:12:00</dc:date>
    <dc:creator>farid 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